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4-09-24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4-08-22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4-07-27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4-06-20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4-05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4-04-22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4-01-3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3-12-22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3-11-29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3-08-22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3-07-18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3-06-28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3-05-1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3-04-20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3-01-27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12-14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11-1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09-2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08-23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07-18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06-16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05-2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04-22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2-01-13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1-12-06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1-11-05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1-06-02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1-02-09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1-01-11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0-12-07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0-09-08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0-08-0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0-07-0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0-06-09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20-05-06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9-09-0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9-08-13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9-07-02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9-06-18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9-05-0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12-06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11-15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09-05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08-0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07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06-04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05-10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04-0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8-01-03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7-12-04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7-10-03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7-02-13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7-01-10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6-12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10-2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9-1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8-1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7-1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6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5-19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4-2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2-1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4-01-1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3-12-1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3-08-1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3-04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3-01-15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2-11-2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2-08-1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2-05-17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2-04-1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2-01-23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1-11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1-09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1-08-1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1-07-2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1-06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1-05-1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1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1-01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11-1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09-1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08-1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07-22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06-1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05-1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03-2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10-01-1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9-12-1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9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9-08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9-07-1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9-06-1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9-05-27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08-12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07-24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05-21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04-14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03-2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8-01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11-1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10-1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09-18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08-1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07-23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06-1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4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4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1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1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200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9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0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9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9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8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06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5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5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70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5106085001</text:p>
          </table:table-cell>
          <table:table-cell office:value-type="string" calcext:value-type="string">
            <text:p>196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46" meta:object-count="0"/>
    <meta:user-defined meta:name="AppVersion">3.0</meta:user-defined>
  </office:meta>
</office:document-meta>
</file>